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13.42mm"/>
    </style:style>
    <style:style style:name="co4" style:family="table-column">
      <style:table-column-properties fo:break-before="auto" style:column-width="44.47mm"/>
    </style:style>
    <style:style style:name="co5" style:family="table-column">
      <style:table-column-properties fo:break-before="auto" style:column-width="20.78mm"/>
    </style:style>
    <style:style style:name="co6" style:family="table-column">
      <style:table-column-properties fo:break-before="auto" style:column-width="47.47mm"/>
    </style:style>
    <style:style style:name="co7" style:family="table-column">
      <style:table-column-properties fo:break-before="auto" style:column-width="22.14mm"/>
    </style:style>
    <style:style style:name="co8" style:family="table-column">
      <style:table-column-properties fo:break-before="auto" style:column-width="17.23mm"/>
    </style:style>
    <style:style style:name="co9" style:family="table-column">
      <style:table-column-properties fo:break-before="auto" style:column-width="14.52mm"/>
    </style:style>
    <style:style style:name="co10" style:family="table-column">
      <style:table-column-properties fo:break-before="auto" style:column-width="15.06mm"/>
    </style:style>
    <style:style style:name="co11" style:family="table-column">
      <style:table-column-properties fo:break-before="auto" style:column-width="12.61mm"/>
    </style:style>
    <style:style style:name="co12" style:family="table-column">
      <style:table-column-properties fo:break-before="auto" style:column-width="18.33mm"/>
    </style:style>
    <style:style style:name="co13" style:family="table-column">
      <style:table-column-properties fo:break-before="auto" style:column-width="27.85mm"/>
    </style:style>
    <style:style style:name="co14" style:family="table-column">
      <style:table-column-properties fo:break-before="auto" style:column-width="48.01mm"/>
    </style:style>
    <style:style style:name="co15" style:family="table-column">
      <style:table-column-properties fo:break-before="auto" style:column-width="33.85mm"/>
    </style:style>
    <style:style style:name="co16" style:family="table-column">
      <style:table-column-properties fo:break-before="auto" style:column-width="69.25mm"/>
    </style:style>
    <style:style style:name="co17" style:family="table-column">
      <style:table-column-properties fo:break-before="auto" style:column-width="31.13mm"/>
    </style:style>
    <style:style style:name="co18" style:family="table-column">
      <style:table-column-properties fo:break-before="auto" style:column-width="10.16mm"/>
    </style:style>
    <style:style style:name="co19" style:family="table-column">
      <style:table-column-properties fo:break-before="auto" style:column-width="42.02mm"/>
    </style:style>
    <style:style style:name="co20" style:family="table-column">
      <style:table-column-properties fo:break-before="auto" style:column-width="18.59mm"/>
    </style:style>
    <style:style style:name="co21" style:family="table-column">
      <style:table-column-properties fo:break-before="auto" style:column-width="11.78mm"/>
    </style:style>
    <style:style style:name="co22" style:family="table-column">
      <style:table-column-properties fo:break-before="auto" style:column-width="34.94mm"/>
    </style:style>
    <style:style style:name="co23" style:family="table-column">
      <style:table-column-properties fo:break-before="auto" style:column-width="29.21mm"/>
    </style:style>
    <style:style style:name="co24" style:family="table-column">
      <style:table-column-properties fo:break-before="auto" style:column-width="55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0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 style:data-style-name="N111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112"/>
    <style:style style:name="ce1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>
      <style:text-properties fo:font-weight="bold" style:font-weight-asian="bold" style:font-weight-complex="bold"/>
    </style:style>
    <style:style style:name="ce9" style:family="table-cell" style:parent-style-name="Default" style:data-style-name="N61"/>
    <style:style style:name="ce17" style:family="table-cell" style:parent-style-name="Default" style:data-style-name="N61">
      <style:text-properties style:font-name="Arial" fo:language="en" fo:country="US" style:font-name-asian="Linux Libertine G" style:font-name-complex="Arial"/>
    </style:style>
    <style:style style:name="ce18" style:family="table-cell" style:parent-style-name="Default">
      <style:text-properties style:font-name="Arial" fo:language="en" fo:country="US" style:font-name-asian="Linux Libertine G" style:font-name-complex="Arial"/>
    </style:style>
    <style:style style:name="ce19" style:family="table-cell" style:parent-style-name="Default" style:data-style-name="N2">
      <style:table-cell-properties fo:background-color="#ffff00"/>
    </style:style>
    <style:style style:name="ce20" style:family="table-cell" style:parent-style-name="Default" style:data-style-name="N2">
      <style:table-cell-properties fo:background-color="transparent"/>
    </style:style>
    <style:style style:name="ce21" style:family="table-cell" style:parent-style-name="Default">
      <style:text-properties fo:font-style="italic" style:font-style-asian="italic" style:font-style-complex="italic"/>
    </style:style>
    <style:style style:name="ce22" style:family="table-cell" style:parent-style-name="Default" style:data-style-name="N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ce9"/>
        <table:table-column table:style-name="co12" table:default-cell-style-name="ce17"/>
        <table:table-column table:style-name="co13" table:default-cell-style-name="ce18"/>
        <table:table-column table:style-name="co1" table:default-cell-style-name="Default"/>
        <table:table-column table:style-name="co14" table:default-cell-style-name="ce19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ce22"/>
        <table:table-column table:style-name="co21" table:default-cell-style-name="ce22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2" table:default-cell-style-name="ce9"/>
        <table:table-column table:style-name="co1" table:default-cell-style-name="Default"/>
        <table:table-column table:style-name="co23" table:default-cell-style-name="ce9"/>
        <table:table-column table:style-name="co24" table:default-cell-style-name="ce9"/>
        <table:table-row table:style-name="ro1">
          <table:table-cell table:number-columns-repeated="8"/>
          <table:table-cell table:style-name="ce2" office:value-type="string" calcext:value-type="string">
            <text:p>Omega(SR)</text:p>
          </table:table-cell>
          <table:table-cell table:style-name="ce2" office:value-type="string" calcext:value-type="string">
            <text:p>FS</text:p>
          </table:table-cell>
          <table:table-cell table:style-name="ce2" office:value-type="string" calcext:value-type="string">
            <text:p>Zbeam</text:p>
          </table:table-cell>
          <table:table-cell table:style-name="ce2" office:value-type="string" calcext:value-type="string">
            <text:p>Atarget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7"/>
          <table:table-cell table:style-name="ce14" office:value-type="string" calcext:value-type="string">
            <text:p>FA</text:p>
          </table:table-cell>
          <table:table-cell table:formula="of:=14.03/1000" office:value-type="float" office:value="0.01403" calcext:value-type="float">
            <text:p>0.01</text:p>
          </table:table-cell>
          <table:table-cell table:style-name="ce9" office:value-type="float" office:value="0.000002" calcext:value-type="float">
            <text:p>2.00E-0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7"/>
          <table:table-cell table:style-name="ce14" office:value-type="string" calcext:value-type="string">
            <text:p>HA</text:p>
          </table:table-cell>
          <table:table-cell table:formula="of:=7.249/1000" office:value-type="float" office:value="0.007249" calcext:value-type="float">
            <text:p>0.01</text:p>
          </table:table-cell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14"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14" office:value-type="string" calcext:value-type="string">
            <text:p>Corrections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14"/>
          <table:table-cell table:style-name="Default" table:number-columns-repeated="3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14"/>
          <table:table-cell table:style-name="Default" table:number-columns-repeated="3"/>
          <table:table-cell/>
          <table:table-cell table:style-name="Default"/>
          <table:table-cell/>
          <table:table-cell office:value-type="string" calcext:value-type="string">
            <text:p>from errors in #beam, target thickness etc</text:p>
          </table:table-cell>
          <table:table-cell/>
          <table:table-cell table:style-name="ce21" office:value-type="string" calcext:value-type="string">
            <text:p>Efficiency</text:p>
          </table:table-cell>
          <table:table-cell table:number-columns-repeated="3"/>
          <table:table-cell table:style-name="Default" table:number-columns-repeated="2"/>
          <table:table-cell/>
          <table:table-cell table:style-name="ce21" office:value-type="string" calcext:value-type="string">
            <text:p>BIC</text:p>
          </table:table-cell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Experiment</text:p>
          </table:table-cell>
          <table:table-cell table:style-name="ce10" office:value-type="string" calcext:value-type="string">
            <text:p>Target</text:p>
          </table:table-cell>
          <table:table-cell table:style-name="ce11" office:value-type="string" calcext:value-type="string">
            <text:p>Peak Positions(Channel)</text:p>
          </table:table-cell>
          <table:table-cell table:style-name="ce11" office:value-type="string" calcext:value-type="string">
            <text:p>Theta(deg)</text:p>
          </table:table-cell>
          <table:table-cell table:style-name="ce11" office:value-type="string" calcext:value-type="string">
            <text:p>Target Thickness (ug/cm3)</text:p>
          </table:table-cell>
          <table:table-cell table:style-name="ce11" office:value-type="string" calcext:value-type="string">
            <text:p>Uncertainty</text:p>
          </table:table-cell>
          <table:table-cell table:style-name="ce10" office:value-type="string" calcext:value-type="string">
            <text:p>#target</text:p>
          </table:table-cell>
          <table:table-cell table:style-name="ce10"/>
          <table:table-cell table:style-name="ce11" office:value-type="string" calcext:value-type="string">
            <text:p>S1</text:p>
          </table:table-cell>
          <table:table-cell table:style-name="ce11" office:value-type="string" calcext:value-type="string">
            <text:p>S3</text:p>
          </table:table-cell>
          <table:table-cell table:style-name="ce11" office:value-type="string" calcext:value-type="string">
            <text:p>Yield</text:p>
          </table:table-cell>
          <table:table-cell table:style-name="ce11" office:value-type="string" calcext:value-type="string">
            <text:p>Uncertainty</text:p>
          </table:table-cell>
          <table:table-cell table:style-name="ce11" office:value-type="string" calcext:value-type="string">
            <text:p>#beam</text:p>
          </table:table-cell>
          <table:table-cell table:style-name="ce11" office:value-type="string" calcext:value-type="string">
            <text:p>Uncertainty</text:p>
          </table:table-cell>
          <table:table-cell table:style-name="ce11" office:value-type="string" calcext:value-type="string">
            <text:p>Isotopic Purity</text:p>
          </table:table-cell>
          <table:table-cell table:style-name="ce10"/>
          <table:table-cell table:style-name="ce11" office:value-type="string" calcext:value-type="string">
            <text:p>Cross-section(millibarn/sr)</text:p>
          </table:table-cell>
          <table:table-cell table:style-name="ce10" office:value-type="string" calcext:value-type="string">
            <text:p>Fitting uncertainty</text:p>
          </table:table-cell>
          <table:table-cell table:style-name="ce10" office:value-type="string" calcext:value-type="string">
            <text:p>Systematic uncertainty</text:p>
          </table:table-cell>
          <table:table-cell/>
          <table:table-cell table:style-name="ce10" office:value-type="string" calcext:value-type="string">
            <text:p>Channel 1 Counts</text:p>
          </table:table-cell>
          <table:table-cell table:style-name="ce10" office:value-type="string" calcext:value-type="string">
            <text:p>error</text:p>
          </table:table-cell>
          <table:table-cell table:style-name="ce10" office:value-type="string" calcext:value-type="string">
            <text:p>Rest of Channels counts</text:p>
          </table:table-cell>
          <table:table-cell table:style-name="ce10" office:value-type="string" calcext:value-type="string">
            <text:p>error</text:p>
          </table:table-cell>
          <table:table-cell table:style-name="ce10" office:value-type="string" calcext:value-type="string">
            <text:p>Efficiency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14" office:value-type="string" calcext:value-type="string">
            <text:p>Current offset(e/s)</text:p>
          </table:table-cell>
          <table:table-cell/>
          <table:table-cell table:style-name="ce10" office:value-type="string" calcext:value-type="string">
            <text:p>#Beam(uncorrected)</text:p>
          </table:table-cell>
          <table:table-cell table:style-name="ce10" office:value-type="string" calcext:value-type="string">
            <text:p>Run Time(s)</text:p>
          </table:table-cell>
          <table:table-cell table:style-name="ce10" office:value-type="string" calcext:value-type="string">
            <text:p>Beam offset(e/s)</text:p>
          </table:table-cell>
          <table:table-cell table:style-name="ce10" office:value-type="string" calcext:value-type="string">
            <text:p>Beam offset(particles per second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6Sn</text:p>
          </table:table-cell>
          <table:table-cell table:style-name="ce3" office:value-type="float" office:value="1603.4" calcext:value-type="float">
            <text:p>1603.40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51.4" calcext:value-type="float">
            <text:p>51.4</text:p>
          </table:table-cell>
          <table:table-cell table:style-name="ce4" office:value-type="float" office:value="1.6" calcext:value-type="float">
            <text:p>1.6</text:p>
          </table:table-cell>
          <table:table-cell table:formula="of:=[.G8]/([.$L$2]*1.661E-018)" office:value-type="float" office:value="2.66769083850609E+017" calcext:value-type="float">
            <text:p>2.67E+17</text:p>
          </table:table-cell>
          <table:table-cell/>
          <table:table-cell office:value-type="float" office:value="62988" calcext:value-type="float">
            <text:p>62988</text:p>
          </table:table-cell>
          <table:table-cell office:value-type="float" office:value="5860" calcext:value-type="float">
            <text:p>5860</text:p>
          </table:table-cell>
          <table:table-cell office:value-type="float" office:value="4300" calcext:value-type="float">
            <text:p>4300</text:p>
          </table:table-cell>
          <table:table-cell office:value-type="float" office:value="71" calcext:value-type="float">
            <text:p>71</text:p>
          </table:table-cell>
          <table:table-cell table:formula="of:=[.AF8]*[.$AD$12] + [.AH8]" office:value-type="float" office:value="709823959192547" calcext:value-type="float">
            <text:p>7.10E+14</text:p>
          </table:table-cell>
          <table:table-cell table:formula="of:=((SQRT([.K8])+SQRT([.L8]))*[.$J$2]/(1.61E-019*1000*[.$K$2]))" office:value-type="float" office:value="4068630299200.41" calcext:value-type="float">
            <text:p>4.07E+12</text:p>
          </table:table-cell>
          <table:table-cell office:value-type="float" office:value="0.978" calcext:value-type="float">
            <text:p>0.98</text:p>
          </table:table-cell>
          <table:table-cell/>
          <table:table-cell table:formula="of:=1E+027*[.M8]/([.I8]*[.O8]*[.$I$3]*[.AA8]*[.Q8])" office:value-type="float" office:value="3.35474869922347" calcext:value-type="float">
            <text:p>3.35</text:p>
          </table:table-cell>
          <table:table-cell table:formula="of:=1E+027*[.N8]/([.I8]*[.O8]*[.$I$3]*1*[.AA8])" office:value-type="float" office:value="0.0541737302736463" calcext:value-type="float">
            <text:p>0.05</text:p>
          </table:table-cell>
          <table:table-cell table:formula="of:=SQRT(([.AB8]/[.AA8])^2+([.H8]/[.G8])^2+([.P8]/[.O8])^2)" office:value-type="float" office:value="0.0333687626508939" calcext:value-type="float">
            <text:p>0.03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float" office:value="30" calcext:value-type="float">
            <text:p>30</text:p>
          </table:table-cell>
          <table:table-cell office:value-type="float" office:value="18519" calcext:value-type="float">
            <text:p>18519</text:p>
          </table:table-cell>
          <table:table-cell office:value-type="float" office:value="140" calcext:value-type="float">
            <text:p>140</text:p>
          </table:table-cell>
          <table:table-cell table:formula="of:=[.Y8]/([.Y8]+[.W8])" office:value-type="float" office:value="0.954784491647762" calcext:value-type="float">
            <text:p>0.955</text:p>
          </table:table-cell>
          <table:table-cell table:formula="of:=[.AA8]*SQRT(([.Z8]/[.Y8])^2+([.Z8]^2+[.X8]^2)/([.Y8]+[.W8])^2)" office:value-type="float" office:value="0.0100883372423624" calcext:value-type="float">
            <text:p>0.010</text:p>
          </table:table-cell>
          <table:table-cell/>
          <table:table-cell table:style-name="ce9" office:value-type="float" office:value="58100000" calcext:value-type="float">
            <text:p>5.81E+07</text:p>
          </table:table-cell>
          <table:table-cell/>
          <table:table-cell table:formula="of:=(([.K8]-[.L8])*[.$J$2])/([.$K$2]*1.61E-019*1000)" office:value-type="float" office:value="709664596273292" calcext:value-type="float">
            <text:p>7.10E+14</text:p>
          </table:table-cell>
          <table:table-cell office:value-type="float" office:value="300" calcext:value-type="float">
            <text:p>300</text:p>
          </table:table-cell>
          <table:table-cell table:formula="of:=[.AG8]*[.$AD$8]" office:value-type="float" office:value="17430000000" calcext:value-type="float">
            <text:p>1.74E+10</text:p>
          </table:table-cell>
          <table:table-cell table:formula="of:=[.AH8]/[.$K$2]" office:value-type="float" office:value="17430000000" calcext:value-type="float">
            <text:p>1.74E+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6Sn</text:p>
          </table:table-cell>
          <table:table-cell office:value-type="float" office:value="1601.74" calcext:value-type="float">
            <text:p>1601.74</text:p>
          </table:table-cell>
          <table:table-cell office:value-type="float" office:value="18" calcext:value-type="float">
            <text:p>18</text:p>
          </table:table-cell>
          <table:table-cell table:style-name="ce4" office:value-type="float" office:value="51.3" calcext:value-type="float">
            <text:p>51.3</text:p>
          </table:table-cell>
          <table:table-cell table:style-name="ce4" office:value-type="float" office:value="1.5" calcext:value-type="float">
            <text:p>1.5</text:p>
          </table:table-cell>
          <table:table-cell table:formula="of:=[.G9]/([.$L$2]*1.661E-018)" office:value-type="float" office:value="2.662500778509E+017" calcext:value-type="float">
            <text:p>2.66E+17</text:p>
          </table:table-cell>
          <table:table-cell/>
          <table:table-cell office:value-type="float" office:value="33512" calcext:value-type="float">
            <text:p>33512</text:p>
          </table:table-cell>
          <table:table-cell office:value-type="float" office:value="645" calcext:value-type="float">
            <text:p>645</text:p>
          </table:table-cell>
          <table:table-cell office:value-type="float" office:value="10200" calcext:value-type="float">
            <text:p>10200</text:p>
          </table:table-cell>
          <table:table-cell office:value-type="float" office:value="106" calcext:value-type="float">
            <text:p>106</text:p>
          </table:table-cell>
          <table:table-cell table:formula="of:=[.AF9]*[.$AD$12] + [.AH9]" office:value-type="float" office:value="408384801428572" calcext:value-type="float">
            <text:p>4.08E+14</text:p>
          </table:table-cell>
          <table:table-cell table:formula="of:=((SQRT([.K9])+SQRT([.L9]))*[.$J$2]/(1.61E-019*1000*[.$K$2]))" office:value-type="float" office:value="2589561253942.65" calcext:value-type="float">
            <text:p>2.59E+12</text:p>
          </table:table-cell>
          <table:table-cell office:value-type="float" office:value="0.978" calcext:value-type="float">
            <text:p>0.98</text:p>
          </table:table-cell>
          <table:table-cell/>
          <table:table-cell table:formula="of:=1E+027*[.M9]/([.I9]*[.O9]*[.$I$2]*[.AA9]*[.Q9])" office:value-type="float" office:value="7.00939147152749" calcext:value-type="float">
            <text:p>7.01</text:p>
          </table:table-cell>
          <table:table-cell table:formula="of:=1E+027*[.N9]/([.I9]*[.O9]*[.$I$2]*1*[.AA9])" office:value-type="float" office:value="0.0712401563794424" calcext:value-type="float">
            <text:p>0.07</text:p>
          </table:table-cell>
          <table:table-cell table:formula="of:=SQRT(([.AB9]/[.AA9])^2+([.H9]/[.G9])^2+([.P9]/[.O9])^2)" office:value-type="float" office:value="0.0317871614014803" calcext:value-type="float">
            <text:p>0.03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22" calcext:value-type="float">
            <text:p>22</text:p>
          </table:table-cell>
          <table:table-cell office:value-type="float" office:value="18326" calcext:value-type="float">
            <text:p>18326</text:p>
          </table:table-cell>
          <table:table-cell office:value-type="float" office:value="140" calcext:value-type="float">
            <text:p>140</text:p>
          </table:table-cell>
          <table:table-cell table:formula="of:=[.Y9]/([.Y9]+[.W9])" office:value-type="float" office:value="0.975357922188515" calcext:value-type="float">
            <text:p>0.975</text:p>
          </table:table-cell>
          <table:table-cell table:formula="of:=[.AA9]*SQRT(([.Z9]/[.Y9])^2+([.Z9]^2+[.X9]^2)/([.Y9]+[.W9])^2)" office:value-type="float" office:value="0.0104709857950431" calcext:value-type="float">
            <text:p>0.010</text:p>
          </table:table-cell>
          <table:table-cell table:number-columns-repeated="3"/>
          <table:table-cell table:formula="of:=(([.K9]-[.L9])*[.$J$2])/([.$K$2]*1.61E-019*1000)" office:value-type="float" office:value="408285714285714" calcext:value-type="float">
            <text:p>4.08E+14</text:p>
          </table:table-cell>
          <table:table-cell office:value-type="float" office:value="300" calcext:value-type="float">
            <text:p>300</text:p>
          </table:table-cell>
          <table:table-cell table:formula="of:=[.AG9]*[.$AD$8]" office:value-type="float" office:value="17430000000" calcext:value-type="float">
            <text:p>1.74E+10</text:p>
          </table:table-cell>
          <table:table-cell table:formula="of:=[.AH9]/[.$K$2]" office:value-type="float" office:value="17430000000" calcext:value-type="float">
            <text:p>1.74E+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6Sn</text:p>
          </table:table-cell>
          <table:table-cell office:value-type="float" office:value="1598.68" calcext:value-type="float">
            <text:p>1598.68</text:p>
          </table:table-cell>
          <table:table-cell office:value-type="float" office:value="31" calcext:value-type="float">
            <text:p>31</text:p>
          </table:table-cell>
          <table:table-cell table:style-name="ce4" office:value-type="float" office:value="51.3" calcext:value-type="float">
            <text:p>51.3</text:p>
          </table:table-cell>
          <table:table-cell table:style-name="ce4" office:value-type="float" office:value="1.5" calcext:value-type="float">
            <text:p>1.5</text:p>
          </table:table-cell>
          <table:table-cell table:formula="of:=[.G10]/([.$L$2]*1.661E-018)" office:value-type="float" office:value="2.662500778509E+017" calcext:value-type="float">
            <text:p>2.66E+17</text:p>
          </table:table-cell>
          <table:table-cell/>
          <table:table-cell office:value-type="float" office:value="49173" calcext:value-type="float">
            <text:p>49173</text:p>
          </table:table-cell>
          <table:table-cell office:value-type="float" office:value="641" calcext:value-type="float">
            <text:p>641</text:p>
          </table:table-cell>
          <table:table-cell office:value-type="float" office:value="5672" calcext:value-type="float">
            <text:p>5672</text:p>
          </table:table-cell>
          <table:table-cell office:value-type="float" office:value="81" calcext:value-type="float">
            <text:p>81</text:p>
          </table:table-cell>
          <table:table-cell table:formula="of:=[.AF10]*[.$AD$12] + [.AH10]" office:value-type="float" office:value="603019993975155" calcext:value-type="float">
            <text:p>6.03E+14</text:p>
          </table:table-cell>
          <table:table-cell table:formula="of:=((SQRT([.K10])+SQRT([.L10]))*[.$J$2]/(1.61E-019*1000*[.$K$2]))" office:value-type="float" office:value="3069165675501.06" calcext:value-type="float">
            <text:p>3.07E+12</text:p>
          </table:table-cell>
          <table:table-cell office:value-type="float" office:value="0.978" calcext:value-type="float">
            <text:p>0.98</text:p>
          </table:table-cell>
          <table:table-cell/>
          <table:table-cell table:formula="of:=1E+027*[.M10]/([.I10]*[.O10]*[.$I$2]*[.AA10]*[.Q10])" office:value-type="float" office:value="2.64128798187172" calcext:value-type="float">
            <text:p>2.64</text:p>
          </table:table-cell>
          <table:table-cell table:formula="of:=1E+027*[.N10]/([.I10]*[.O10]*[.$I$2]*1*[.AA10])" office:value-type="float" office:value="0.0368895541868677" calcext:value-type="float">
            <text:p>0.04</text:p>
          </table:table-cell>
          <table:table-cell table:formula="of:=SQRT(([.AB10]/[.AA10])^2+([.H10]/[.G10])^2+([.P10]/[.O10])^2)" office:value-type="float" office:value="0.0312165655913986" calcext:value-type="float">
            <text:p>0.03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24" calcext:value-type="float">
            <text:p>24</text:p>
          </table:table-cell>
          <table:table-cell office:value-type="float" office:value="22216" calcext:value-type="float">
            <text:p>22216</text:p>
          </table:table-cell>
          <table:table-cell office:value-type="float" office:value="153" calcext:value-type="float">
            <text:p>153</text:p>
          </table:table-cell>
          <table:table-cell table:formula="of:=[.Y10]/([.Y10]+[.W10])" office:value-type="float" office:value="0.974770742837085" calcext:value-type="float">
            <text:p>0.975</text:p>
          </table:table-cell>
          <table:table-cell table:formula="of:=[.AA10]*SQRT(([.Z10]/[.Y10])^2+([.Z10]^2+[.X10]^2)/([.Y10]+[.W10])^2)" office:value-type="float" office:value="0.00943089690693456" calcext:value-type="float">
            <text:p>0.009</text:p>
          </table:table-cell>
          <table:table-cell table:number-columns-repeated="3"/>
          <table:table-cell table:formula="of:=(([.K10]-[.L10])*[.$J$2])/([.$K$2]*1.61E-019*1000)" office:value-type="float" office:value="602881987577640" calcext:value-type="float">
            <text:p>6.03E+14</text:p>
          </table:table-cell>
          <table:table-cell office:value-type="float" office:value="300" calcext:value-type="float">
            <text:p>300</text:p>
          </table:table-cell>
          <table:table-cell table:formula="of:=[.AG10]*[.$AD$8]" office:value-type="float" office:value="17430000000" calcext:value-type="float">
            <text:p>1.74E+10</text:p>
          </table:table-cell>
          <table:table-cell table:formula="of:=[.AH10]/[.$K$2]" office:value-type="float" office:value="17430000000" calcext:value-type="float">
            <text:p>1.74E+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6Sn</text:p>
          </table:table-cell>
          <table:table-cell office:value-type="float" office:value="1597.1" calcext:value-type="float">
            <text:p>1597.1</text:p>
          </table:table-cell>
          <table:table-cell office:value-type="float" office:value="40" calcext:value-type="float">
            <text:p>40</text:p>
          </table:table-cell>
          <table:table-cell office:value-type="float" office:value="51.3" calcext:value-type="float">
            <text:p>51.3</text:p>
          </table:table-cell>
          <table:table-cell office:value-type="float" office:value="1.5" calcext:value-type="float">
            <text:p>1.5</text:p>
          </table:table-cell>
          <table:table-cell table:formula="of:=[.G11]/([.$L$2]*1.661E-018)" office:value-type="float" office:value="2.662500778509E+017" calcext:value-type="float">
            <text:p>2.66E+17</text:p>
          </table:table-cell>
          <table:table-cell/>
          <table:table-cell office:value-type="float" office:value="48146" calcext:value-type="float">
            <text:p>48146</text:p>
          </table:table-cell>
          <table:table-cell office:value-type="float" office:value="501" calcext:value-type="float">
            <text:p>501</text:p>
          </table:table-cell>
          <table:table-cell office:value-type="float" office:value="4705" calcext:value-type="float">
            <text:p>4705</text:p>
          </table:table-cell>
          <table:table-cell office:value-type="float" office:value="75" calcext:value-type="float">
            <text:p>75</text:p>
          </table:table-cell>
          <table:table-cell table:formula="of:=[.AF11]*[.$AD$12] + [.AH11]" office:value-type="float" office:value="591999156708075" calcext:value-type="float">
            <text:p>5.92E+14</text:p>
          </table:table-cell>
          <table:table-cell table:formula="of:=((SQRT([.K11])+SQRT([.L11]))*[.$J$2]/(1.61E-019*1000*[.$K$2]))" office:value-type="float" office:value="3003788784996.13" calcext:value-type="float">
            <text:p>3.00E+12</text:p>
          </table:table-cell>
          <table:table-cell office:value-type="float" office:value="0.978" calcext:value-type="float">
            <text:p>0.98</text:p>
          </table:table-cell>
          <table:table-cell/>
          <table:table-cell table:formula="of:=1E+027*[.M11]/([.I11]*[.O11]*[.$I$2]*[.AA11]*[.Q11])" office:value-type="float" office:value="2.23150994163653" calcext:value-type="float">
            <text:p>2.23</text:p>
          </table:table-cell>
          <table:table-cell table:formula="of:=1E+027*[.N11]/([.I11]*[.O11]*[.$I$2]*1*[.AA11])" office:value-type="float" office:value="0.034788789419562" calcext:value-type="float">
            <text:p>0.03</text:p>
          </table:table-cell>
          <table:table-cell table:formula="of:=SQRT(([.AB11]/[.AA11])^2+([.H11]/[.G11])^2+([.P11]/[.O11])^2)" office:value-type="float" office:value="0.0319328115339393" calcext:value-type="float">
            <text:p>0.03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20" calcext:value-type="float">
            <text:p>20</text:p>
          </table:table-cell>
          <table:table-cell office:value-type="float" office:value="15488" calcext:value-type="float">
            <text:p>15488</text:p>
          </table:table-cell>
          <table:table-cell office:value-type="float" office:value="130" calcext:value-type="float">
            <text:p>130</text:p>
          </table:table-cell>
          <table:table-cell table:formula="of:=[.Y11]/([.Y11]+[.W11])" office:value-type="float" office:value="0.974885126203814" calcext:value-type="float">
            <text:p>0.975</text:p>
          </table:table-cell>
          <table:table-cell table:formula="of:=[.AA11]*SQRT(([.Z11]/[.Y11])^2+([.Z11]^2+[.X11]^2)/([.Y11]+[.W11])^2)" office:value-type="float" office:value="0.0114935323023935" calcext:value-type="float">
            <text:p>0.011</text:p>
          </table:table-cell>
          <table:table-cell/>
          <table:table-cell table:style-name="ce14" office:value-type="string" calcext:value-type="string">
            <text:p>Current Gradient</text:p>
          </table:table-cell>
          <table:table-cell/>
          <table:table-cell table:formula="of:=(([.K11]-[.L11])*[.$J$2])/([.$K$2]*1.61E-019*1000)" office:value-type="float" office:value="591863354037267" calcext:value-type="float">
            <text:p>5.92E+14</text:p>
          </table:table-cell>
          <table:table-cell office:value-type="float" office:value="300" calcext:value-type="float">
            <text:p>300</text:p>
          </table:table-cell>
          <table:table-cell table:formula="of:=[.AG11]*[.$AD$8]" office:value-type="float" office:value="17430000000" calcext:value-type="float">
            <text:p>1.74E+10</text:p>
          </table:table-cell>
          <table:table-cell table:formula="of:=[.AH11]/[.$K$2]" office:value-type="float" office:value="17430000000" calcext:value-type="float">
            <text:p>1.74E+10</text:p>
          </table:table-cell>
        </table:table-row>
        <table:table-row table:style-name="ro1">
          <table:table-cell table:number-columns-repeated="18"/>
          <table:table-cell table:style-name="ce20"/>
          <table:table-cell table:number-columns-repeated="10"/>
          <table:table-cell office:value-type="float" office:value="1.0002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8"/>
          <table:table-cell table:style-name="ce20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6Sn</text:p>
          </table:table-cell>
          <table:table-cell office:value-type="float" office:value="2022.07" calcext:value-type="float">
            <text:p>2022.07</text:p>
          </table:table-cell>
          <table:table-cell office:value-type="float" office:value="18" calcext:value-type="float">
            <text:p>18</text:p>
          </table:table-cell>
          <table:table-cell office:value-type="float" office:value="73.4" calcext:value-type="float">
            <text:p>73.4</text:p>
          </table:table-cell>
          <table:table-cell office:value-type="float" office:value="1.1" calcext:value-type="float">
            <text:p>1.1</text:p>
          </table:table-cell>
          <table:table-cell table:formula="of:=[.G14]/([.$L$2]*1.661E-018)" office:value-type="float" office:value="3.80950403786668E+017" calcext:value-type="float">
            <text:p>3.81E+17</text:p>
          </table:table-cell>
          <table:table-cell/>
          <table:table-cell office:value-type="float" office:value="92033" calcext:value-type="float">
            <text:p>92033</text:p>
          </table:table-cell>
          <table:table-cell office:value-type="float" office:value="1824" calcext:value-type="float">
            <text:p>1824</text:p>
          </table:table-cell>
          <table:table-cell office:value-type="float" office:value="38391" calcext:value-type="float">
            <text:p>38391</text:p>
          </table:table-cell>
          <table:table-cell office:value-type="float" office:value="203" calcext:value-type="float">
            <text:p>203</text:p>
          </table:table-cell>
          <table:table-cell table:formula="of:=[.AF14]*[.$AD$12] + [.AH14]" office:value-type="float" office:value="1.1208502473913E+015" calcext:value-type="float">
            <text:p>1.12E+15</text:p>
          </table:table-cell>
          <table:table-cell table:formula="of:=((SQRT([.K14])+SQRT([.L14]))*[.$J$2]/(1.61E-019*1000*[.$K$2]))" office:value-type="float" office:value="4299102171204.42" calcext:value-type="float">
            <text:p>4.30E+12</text:p>
          </table:table-cell>
          <table:table-cell office:value-type="float" office:value="0.978" calcext:value-type="float">
            <text:p>0.98</text:p>
          </table:table-cell>
          <table:table-cell/>
          <table:table-cell table:formula="of:=1E+027*[.M14]/([.I14]*[.O14]*[.$I$2]*[.AA14]*[.Q14])" office:value-type="float" office:value="6.74818003681111" calcext:value-type="float">
            <text:p>6.75</text:p>
          </table:table-cell>
          <table:table-cell table:formula="of:=1E+027*[.N14]/([.I14]*[.O14]*[.$I$2]*1*[.AA14])" office:value-type="float" office:value="0.0348973242538162" calcext:value-type="float">
            <text:p>0.03</text:p>
          </table:table-cell>
          <table:table-cell table:formula="of:=SQRT(([.AB14]/[.AA14])^2+([.H14]/[.G14])^2+([.P14]/[.O14])^2)" office:value-type="float" office:value="0.0163994292355783" calcext:value-type="float">
            <text:p>0.02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2" calcext:value-type="float">
            <text:p>32</text:p>
          </table:table-cell>
          <table:table-cell office:value-type="float" office:value="68599" calcext:value-type="float">
            <text:p>68599</text:p>
          </table:table-cell>
          <table:table-cell office:value-type="float" office:value="267" calcext:value-type="float">
            <text:p>267</text:p>
          </table:table-cell>
          <table:table-cell table:formula="of:=[.Y14]/([.Y14]+[.W14])" office:value-type="float" office:value="0.971024544914079" calcext:value-type="float">
            <text:p>0.971</text:p>
          </table:table-cell>
          <table:table-cell table:formula="of:=[.AA14]*SQRT(([.Z14]/[.Y14])^2+([.Z14]^2+[.X14]^2)/([.Y14]+[.W14])^2)" office:value-type="float" office:value="0.00528635233847125" calcext:value-type="float">
            <text:p>0.005</text:p>
          </table:table-cell>
          <table:table-cell table:number-columns-repeated="3"/>
          <table:table-cell table:formula="of:=(([.K14]-[.L14])*[.$J$2])/([.$K$2]*1.61E-019*1000)" office:value-type="float" office:value="1120608695652174" calcext:value-type="float">
            <text:p>1.12E+15</text:p>
          </table:table-cell>
          <table:table-cell office:value-type="float" office:value="300" calcext:value-type="float">
            <text:p>300</text:p>
          </table:table-cell>
          <table:table-cell table:formula="of:=[.AG14]*[.$AD$8]" office:value-type="float" office:value="17430000000" calcext:value-type="float">
            <text:p>1.74E+10</text:p>
          </table:table-cell>
          <table:table-cell table:formula="of:=[.AH14]/[.$K$2]" office:value-type="float" office:value="17430000000" calcext:value-type="float">
            <text:p>1.74E+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6Sn</text:p>
          </table:table-cell>
          <table:table-cell office:value-type="float" office:value="2016.17" calcext:value-type="float">
            <text:p>2016.17</text:p>
          </table:table-cell>
          <table:table-cell office:value-type="float" office:value="25" calcext:value-type="float">
            <text:p>25</text:p>
          </table:table-cell>
          <table:table-cell office:value-type="float" office:value="72.3" calcext:value-type="float">
            <text:p>72.3</text:p>
          </table:table-cell>
          <table:table-cell office:value-type="float" office:value="1.4" calcext:value-type="float">
            <text:p>1.4</text:p>
          </table:table-cell>
          <table:table-cell table:formula="of:=[.G15]/([.$L$2]*1.661E-018)" office:value-type="float" office:value="3.75241337789865E+017" calcext:value-type="float">
            <text:p>3.75E+17</text:p>
          </table:table-cell>
          <table:table-cell/>
          <table:table-cell office:value-type="float" office:value="98902" calcext:value-type="float">
            <text:p>98902</text:p>
          </table:table-cell>
          <table:table-cell office:value-type="float" office:value="3474" calcext:value-type="float">
            <text:p>3474</text:p>
          </table:table-cell>
          <table:table-cell office:value-type="float" office:value="30198" calcext:value-type="float">
            <text:p>30198</text:p>
          </table:table-cell>
          <table:table-cell office:value-type="float" office:value="181" calcext:value-type="float">
            <text:p>181</text:p>
          </table:table-cell>
          <table:table-cell table:formula="of:=[.AF15]*[.$AD$12] + [.AH15]" office:value-type="float" office:value="1.18569551198758E+015" calcext:value-type="float">
            <text:p>1.19E+15</text:p>
          </table:table-cell>
          <table:table-cell table:formula="of:=((SQRT([.K15])+SQRT([.L15]))*[.$J$2]/(1.61E-019*1000*[.$K$2]))" office:value-type="float" office:value="4638851326489.71" calcext:value-type="float">
            <text:p>4.64E+12</text:p>
          </table:table-cell>
          <table:table-cell office:value-type="float" office:value="0.978" calcext:value-type="float">
            <text:p>0.98</text:p>
          </table:table-cell>
          <table:table-cell/>
          <table:table-cell table:formula="of:=1E+027*[.M15]/([.I15]*[.O15]*[.$I$2]*[.AA15]*[.Q15])" office:value-type="float" office:value="5.03309863104487" calcext:value-type="float">
            <text:p>5.03</text:p>
          </table:table-cell>
          <table:table-cell table:formula="of:=1E+027*[.N15]/([.I15]*[.O15]*[.$I$2]*1*[.AA15])" office:value-type="float" office:value="0.0295035781664448" calcext:value-type="float">
            <text:p>0.03</text:p>
          </table:table-cell>
          <table:table-cell table:formula="of:=SQRT(([.AB15]/[.AA15])^2+([.H15]/[.G15])^2+([.P15]/[.O15])^2)" office:value-type="float" office:value="0.0205010863973697" calcext:value-type="float">
            <text:p>0.02</text:p>
          </table:table-cell>
          <table:table-cell/>
          <table:table-cell office:value-type="float" office:value="1201" calcext:value-type="float">
            <text:p>1201</text:p>
          </table:table-cell>
          <table:table-cell office:value-type="float" office:value="35" calcext:value-type="float">
            <text:p>35</text:p>
          </table:table-cell>
          <table:table-cell office:value-type="float" office:value="75985" calcext:value-type="float">
            <text:p>75985</text:p>
          </table:table-cell>
          <table:table-cell office:value-type="float" office:value="280" calcext:value-type="float">
            <text:p>280</text:p>
          </table:table-cell>
          <table:table-cell table:formula="of:=[.Y14]/([.Y14]+[.W15])" office:value-type="float" office:value="0.982793696275072" calcext:value-type="float">
            <text:p>0.983</text:p>
          </table:table-cell>
          <table:table-cell table:formula="of:=[.AA15]*SQRT(([.Z14]/[.Y14])^2+([.Z14]^2+[.X15]^2)/([.Y14]+[.W15])^2)" office:value-type="float" office:value="0.00538592537488733" calcext:value-type="float">
            <text:p>0.005</text:p>
          </table:table-cell>
          <table:table-cell table:number-columns-repeated="3"/>
          <table:table-cell table:formula="of:=(([.K15]-[.L15])*[.$J$2])/([.$K$2]*1.61E-019*1000)" office:value-type="float" office:value="1185440993788820" calcext:value-type="float">
            <text:p>1.19E+15</text:p>
          </table:table-cell>
          <table:table-cell office:value-type="float" office:value="300" calcext:value-type="float">
            <text:p>300</text:p>
          </table:table-cell>
          <table:table-cell table:formula="of:=[.AG15]*[.$AD$8]" office:value-type="float" office:value="17430000000" calcext:value-type="float">
            <text:p>1.74E+10</text:p>
          </table:table-cell>
          <table:table-cell table:formula="of:=[.AH15]/[.$K$2]" office:value-type="float" office:value="17430000000" calcext:value-type="float">
            <text:p>1.74E+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6Sn</text:p>
          </table:table-cell>
          <table:table-cell office:value-type="float" office:value="2025.01" calcext:value-type="float">
            <text:p>2025.01</text:p>
          </table:table-cell>
          <table:table-cell office:value-type="float" office:value="31" calcext:value-type="float">
            <text:p>31</text:p>
          </table:table-cell>
          <table:table-cell office:value-type="float" office:value="72.3" calcext:value-type="float">
            <text:p>72.3</text:p>
          </table:table-cell>
          <table:table-cell office:value-type="float" office:value="1.4" calcext:value-type="float">
            <text:p>1.4</text:p>
          </table:table-cell>
          <table:table-cell table:formula="of:=[.G16]/([.$L$2]*1.661E-018)" office:value-type="float" office:value="3.75241337789865E+017" calcext:value-type="float">
            <text:p>3.75E+17</text:p>
          </table:table-cell>
          <table:table-cell/>
          <table:table-cell office:value-type="float" office:value="111872" calcext:value-type="float">
            <text:p>111872</text:p>
          </table:table-cell>
          <table:table-cell office:value-type="float" office:value="2558" calcext:value-type="float">
            <text:p>2558</text:p>
          </table:table-cell>
          <table:table-cell office:value-type="float" office:value="18183" calcext:value-type="float">
            <text:p>18183</text:p>
          </table:table-cell>
          <table:table-cell office:value-type="float" office:value="140" calcext:value-type="float">
            <text:p>140</text:p>
          </table:table-cell>
          <table:table-cell table:formula="of:=[.AF16]*[.$AD$12] + [.AH16]" office:value-type="float" office:value="1.3582269057764E+015" calcext:value-type="float">
            <text:p>1.36E+15</text:p>
          </table:table-cell>
          <table:table-cell table:formula="of:=((SQRT([.K16])+SQRT([.L16]))*[.$J$2]/(1.61E-019*1000*[.$K$2]))" office:value-type="float" office:value="4783222283620.83" calcext:value-type="float">
            <text:p>4.78E+12</text:p>
          </table:table-cell>
          <table:table-cell office:value-type="float" office:value="0.978" calcext:value-type="float">
            <text:p>0.98</text:p>
          </table:table-cell>
          <table:table-cell/>
          <table:table-cell table:formula="of:=1E+027*[.M16]/([.I16]*[.O16]*[.$I$2]*[.AA16]*[.Q16])" office:value-type="float" office:value="2.63456781617256" calcext:value-type="float">
            <text:p>2.63</text:p>
          </table:table-cell>
          <table:table-cell table:formula="of:=1E+027*[.N16]/([.I16]*[.O16]*[.$I$2]*1*[.AA16])" office:value-type="float" office:value="0.0198385868883213" calcext:value-type="float">
            <text:p>0.02</text:p>
          </table:table-cell>
          <table:table-cell table:formula="of:=SQRT(([.AB16]/[.AA16])^2+([.H16]/[.G16])^2+([.P16]/[.O16])^2)" office:value-type="float" office:value="0.0203552074840246" calcext:value-type="float">
            <text:p>0.02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32" calcext:value-type="float">
            <text:p>32</text:p>
          </table:table-cell>
          <table:table-cell office:value-type="float" office:value="71445" calcext:value-type="float">
            <text:p>71445</text:p>
          </table:table-cell>
          <table:table-cell office:value-type="float" office:value="272" calcext:value-type="float">
            <text:p>272</text:p>
          </table:table-cell>
          <table:table-cell table:formula="of:=[.Y15]/([.Y15]+[.W16])" office:value-type="float" office:value="0.986907900718247" calcext:value-type="float">
            <text:p>0.987</text:p>
          </table:table-cell>
          <table:table-cell table:formula="of:=[.AA16]*SQRT(([.Z15]/[.Y15])^2+([.Z15]^2+[.X16]^2)/([.Y15]+[.W16])^2)" office:value-type="float" office:value="0.00512594430121603" calcext:value-type="float">
            <text:p>0.005</text:p>
          </table:table-cell>
          <table:table-cell table:number-columns-repeated="3"/>
          <table:table-cell table:formula="of:=(([.K16]-[.L16])*[.$J$2])/([.$K$2]*1.61E-019*1000)" office:value-type="float" office:value="1357937888198758" calcext:value-type="float">
            <text:p>1.36E+15</text:p>
          </table:table-cell>
          <table:table-cell office:value-type="float" office:value="300" calcext:value-type="float">
            <text:p>300</text:p>
          </table:table-cell>
          <table:table-cell table:formula="of:=[.AG16]*[.$AD$8]" office:value-type="float" office:value="17430000000" calcext:value-type="float">
            <text:p>1.74E+10</text:p>
          </table:table-cell>
          <table:table-cell table:formula="of:=[.AH16]/[.$K$2]" office:value-type="float" office:value="17430000000" calcext:value-type="float">
            <text:p>1.74E+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6Sn</text:p>
          </table:table-cell>
          <table:table-cell office:value-type="float" office:value="2025.76" calcext:value-type="float">
            <text:p>2025.76</text:p>
          </table:table-cell>
          <table:table-cell office:value-type="float" office:value="35" calcext:value-type="float">
            <text:p>35</text:p>
          </table:table-cell>
          <table:table-cell office:value-type="float" office:value="72.3" calcext:value-type="float">
            <text:p>72.3</text:p>
          </table:table-cell>
          <table:table-cell office:value-type="float" office:value="1.4" calcext:value-type="float">
            <text:p>1.4</text:p>
          </table:table-cell>
          <table:table-cell table:formula="of:=[.G17]/([.$L$2]*1.661E-018)" office:value-type="float" office:value="3.75241337789865E+017" calcext:value-type="float">
            <text:p>3.75E+17</text:p>
          </table:table-cell>
          <table:table-cell/>
          <table:table-cell office:value-type="float" office:value="165433" calcext:value-type="float">
            <text:p>165433</text:p>
          </table:table-cell>
          <table:table-cell office:value-type="float" office:value="3014" calcext:value-type="float">
            <text:p>3014</text:p>
          </table:table-cell>
          <table:table-cell office:value-type="float" office:value="19804" calcext:value-type="float">
            <text:p>19804</text:p>
          </table:table-cell>
          <table:table-cell office:value-type="float" office:value="147" calcext:value-type="float">
            <text:p>147</text:p>
          </table:table-cell>
          <table:table-cell table:formula="of:=[.AF17]*[.$AD$12] + [.AH17]" office:value-type="float" office:value="2018048284658385" calcext:value-type="float">
            <text:p>2.02E+15</text:p>
          </table:table-cell>
          <table:table-cell table:formula="of:=((SQRT([.K17])+SQRT([.L17]))*[.$J$2]/(1.61E-019*1000*[.$K$2]))" office:value-type="float" office:value="5734589640991.57" calcext:value-type="float">
            <text:p>5.73E+12</text:p>
          </table:table-cell>
          <table:table-cell office:value-type="float" office:value="0.978" calcext:value-type="float">
            <text:p>0.98</text:p>
          </table:table-cell>
          <table:table-cell/>
          <table:table-cell table:formula="of:=1E+027*[.M17]/([.I17]*[.O17]*[.$I$2]*[.AA17]*[.Q17])" office:value-type="float" office:value="1.93666727681544" calcext:value-type="float">
            <text:p>1.94</text:p>
          </table:table-cell>
          <table:table-cell table:formula="of:=1E+027*[.N17]/([.I17]*[.O17]*[.$I$2]*1*[.AA17])" office:value-type="float" office:value="0.0140591248090613" calcext:value-type="float">
            <text:p>0.01</text:p>
          </table:table-cell>
          <table:table-cell table:formula="of:=SQRT(([.AB17]/[.AA17])^2+([.H17]/[.G17])^2+([.P17]/[.O17])^2)" office:value-type="float" office:value="0.0202924133788861" calcext:value-type="float">
            <text:p>0.02</text:p>
          </table:table-cell>
          <table:table-cell/>
          <table:table-cell office:value-type="float" office:value="1151" calcext:value-type="float">
            <text:p>1151</text:p>
          </table:table-cell>
          <table:table-cell office:value-type="float" office:value="34" calcext:value-type="float">
            <text:p>34</text:p>
          </table:table-cell>
          <table:table-cell office:value-type="float" office:value="85841" calcext:value-type="float">
            <text:p>85841</text:p>
          </table:table-cell>
          <table:table-cell office:value-type="float" office:value="297" calcext:value-type="float">
            <text:p>297</text:p>
          </table:table-cell>
          <table:table-cell table:formula="of:=[.Y16]/([.Y16]+[.W17])" office:value-type="float" office:value="0.984145131963193" calcext:value-type="float">
            <text:p>0.984</text:p>
          </table:table-cell>
          <table:table-cell table:formula="of:=[.AA17]*SQRT(([.Z16]/[.Y16])^2+([.Z16]^2+[.X17]^2)/([.Y16]+[.W17])^2)" office:value-type="float" office:value="0.00527705333305231" calcext:value-type="float">
            <text:p>0.005</text:p>
          </table:table-cell>
          <table:table-cell table:number-columns-repeated="3"/>
          <table:table-cell table:formula="of:=(([.K17]-[.L17])*[.$J$2])/([.$K$2]*1.61E-019*1000)" office:value-type="float" office:value="2.01762732919255E+015" calcext:value-type="float">
            <text:p>2.02E+15</text:p>
          </table:table-cell>
          <table:table-cell office:value-type="float" office:value="300" calcext:value-type="float">
            <text:p>300</text:p>
          </table:table-cell>
          <table:table-cell table:formula="of:=[.AG17]*[.$AD$8]" office:value-type="float" office:value="17430000000" calcext:value-type="float">
            <text:p>1.74E+10</text:p>
          </table:table-cell>
          <table:table-cell table:formula="of:=[.AH17]/[.$K$2]" office:value-type="float" office:value="17430000000" calcext:value-type="float">
            <text:p>1.74E+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6Sn</text:p>
          </table:table-cell>
          <table:table-cell office:value-type="float" office:value="2025.88" calcext:value-type="float">
            <text:p>2025.88</text:p>
          </table:table-cell>
          <table:table-cell office:value-type="float" office:value="40" calcext:value-type="float">
            <text:p>40</text:p>
          </table:table-cell>
          <table:table-cell office:value-type="float" office:value="72.3" calcext:value-type="float">
            <text:p>72.3</text:p>
          </table:table-cell>
          <table:table-cell office:value-type="float" office:value="1.4" calcext:value-type="float">
            <text:p>1.4</text:p>
          </table:table-cell>
          <table:table-cell table:formula="of:=[.G18]/([.$L$2]*1.661E-018)" office:value-type="float" office:value="3.75241337789865E+017" calcext:value-type="float">
            <text:p>3.75E+17</text:p>
          </table:table-cell>
          <table:table-cell/>
          <table:table-cell office:value-type="float" office:value="115180" calcext:value-type="float">
            <text:p>115180</text:p>
          </table:table-cell>
          <table:table-cell office:value-type="float" office:value="3384" calcext:value-type="float">
            <text:p>3384</text:p>
          </table:table-cell>
          <table:table-cell office:value-type="float" office:value="16936" calcext:value-type="float">
            <text:p>16936</text:p>
          </table:table-cell>
          <table:table-cell office:value-type="float" office:value="137" calcext:value-type="float">
            <text:p>137</text:p>
          </table:table-cell>
          <table:table-cell table:formula="of:=[.AF18]*[.$AD$12] + [.AH18]" office:value-type="float" office:value="1.38906537037267E+015" calcext:value-type="float">
            <text:p>1.39E+15</text:p>
          </table:table-cell>
          <table:table-cell table:formula="of:=((SQRT([.K18])+SQRT([.L18]))*[.$J$2]/(1.61E-019*1000*[.$K$2]))" office:value-type="float" office:value="4938558375119.4" calcext:value-type="float">
            <text:p>4.94E+12</text:p>
          </table:table-cell>
          <table:table-cell office:value-type="float" office:value="0.978" calcext:value-type="float">
            <text:p>0.98</text:p>
          </table:table-cell>
          <table:table-cell/>
          <table:table-cell table:formula="of:=1E+027*[.M18]/([.I18]*[.O18]*[.$I$2]*[.AA18]*[.Q18])" office:value-type="float" office:value="2.40344377380315" calcext:value-type="float">
            <text:p>2.40</text:p>
          </table:table-cell>
          <table:table-cell table:formula="of:=1E+027*[.N18]/([.I18]*[.O18]*[.$I$2]*1*[.AA18])" office:value-type="float" office:value="0.019014396402739" calcext:value-type="float">
            <text:p>0.02</text:p>
          </table:table-cell>
          <table:table-cell table:formula="of:=SQRT(([.AB18]/[.AA18])^2+([.H18]/[.G18])^2+([.P18]/[.O18])^2)" office:value-type="float" office:value="0.0202819463820905" calcext:value-type="float">
            <text:p>0.02</text:p>
          </table:table-cell>
          <table:table-cell/>
          <table:table-cell office:value-type="float" office:value="1285" calcext:value-type="float">
            <text:p>1285</text:p>
          </table:table-cell>
          <table:table-cell office:value-type="float" office:value="36" calcext:value-type="float">
            <text:p>36</text:p>
          </table:table-cell>
          <table:table-cell office:value-type="float" office:value="54630" calcext:value-type="float">
            <text:p>54630</text:p>
          </table:table-cell>
          <table:table-cell office:value-type="float" office:value="239" calcext:value-type="float">
            <text:p>239</text:p>
          </table:table-cell>
          <table:table-cell table:formula="of:=[.Y17]/([.Y17]+[.W18])" office:value-type="float" office:value="0.985251245322866" calcext:value-type="float">
            <text:p>0.985</text:p>
          </table:table-cell>
          <table:table-cell table:formula="of:=[.AA18]*SQRT(([.Z17]/[.Y17])^2+([.Z17]^2+[.X18]^2)/([.Y17]+[.W18])^2)" office:value-type="float" office:value="0.00480271683934274" calcext:value-type="float">
            <text:p>0.005</text:p>
          </table:table-cell>
          <table:table-cell table:number-columns-repeated="3"/>
          <table:table-cell table:formula="of:=(([.K18]-[.L18])*[.$J$2])/([.$K$2]*1.61E-019*1000)" office:value-type="float" office:value="1.3887701863354E+015" calcext:value-type="float">
            <text:p>1.39E+15</text:p>
          </table:table-cell>
          <table:table-cell office:value-type="float" office:value="300" calcext:value-type="float">
            <text:p>300</text:p>
          </table:table-cell>
          <table:table-cell table:formula="of:=[.AG18]*[.$AD$8]" office:value-type="float" office:value="17430000000" calcext:value-type="float">
            <text:p>1.74E+10</text:p>
          </table:table-cell>
          <table:table-cell table:formula="of:=[.AH18]/[.$K$2]" office:value-type="float" office:value="17430000000" calcext:value-type="float">
            <text:p>1.74E+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1" loext:min-decimal-places="1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0" loext:min-decimal-places="0" number:min-integer-digits="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/>
      <number:text>.</number:text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9">00/00/0000</text:date>, <text:time style:data-style-name="N2" text:time-value="13:53:01.6973865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09:37:39.405907227</meta:creation-date>
    <dc:date>2018-12-19T17:54:10.453635786</dc:date>
    <meta:editing-duration>PT27M16S</meta:editing-duration>
    <meta:editing-cycles>4</meta:editing-cycles>
    <meta:generator>LibreOffice/5.3.6.1$Linux_X86_64 LibreOffice_project/30$Build-1</meta:generator>
    <meta:document-statistic meta:table-count="1" meta:cell-count="289" meta:object-count="0"/>
  </office:meta>
</office:document-meta>
</file>